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Scenario</text:p>
          </table:table-cell>
          <table:table-cell table:number-columns-repeated="4"/>
          <table:table-cell office:value-type="string" calcext:value-type="string">
            <text:p>Config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Disk</text:p>
          </table:table-cell>
          <table:table-cell office:value-type="string" calcext:value-type="string">
            <text:p>Proc</text:p>
          </table:table-cell>
          <table:table-cell table:number-columns-repeated="2"/>
          <table:table-cell office:value-type="string" calcext:value-type="string">
            <text:p>rho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P{N1&gt;=j}</text:p>
          </table:table-cell>
          <table:table-cell table:number-columns-repeated="2"/>
          <table:table-cell office:value-type="string" calcext:value-type="string">
            <text:p>Rho2^i</text:p>
          </table:table-cell>
          <table:table-cell office:value-type="string" calcext:value-type="string">
            <text:p>Rho3 ^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</text:p>
          </table:table-cell>
          <table:table-cell table:number-columns-repeated="2" office:value-type="float" office:value="0.33" calcext:value-type="float">
            <text:p>0.33</text:p>
          </table:table-cell>
          <table:table-cell office:value-type="float" office:value="0.34" calcext:value-type="float">
            <text:p>0.34</text:p>
          </table:table-cell>
          <table:table-cell/>
          <table:table-cell office:value-type="string" calcext:value-type="string">
            <text:p>mi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2"/>
          <table:table-cell office:value-type="string" calcext:value-type="string">
            <text:p>jobs</text:p>
          </table:table-cell>
          <table:table-cell table:number-columns-repeated="10"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$P$25]*[.$O4]/[.$O$25]" office:value-type="float" office:value="0.0411167512690355" calcext:value-type="float">
            <text:p>0.041116751269036</text:p>
          </table:table-cell>
          <table:table-cell table:formula="of:=[.Q$25]*[.$O4]/[.$O$25]" office:value-type="float" office:value="0.0411167512690355" calcext:value-type="float">
            <text:p>0.041116751269036</text:p>
          </table:table-cell>
          <table:table-cell table:formula="of:=[.$O4]/[.$O$25]*[.T4]" office:value-type="float" office:value="0.00411167512690355" calcext:value-type="float">
            <text:p>0.004111675126904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number-columns-repeated="11"/>
          <table:table-cell table:formula="of:=[.L4]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M5]+[.N$1]*[.N4]" office:value-type="float" office:value="2" calcext:value-type="float">
            <text:p>2</text:p>
          </table:table-cell>
          <table:table-cell table:formula="of:=[.N5]+[.O$1]*[.O4]" office:value-type="float" office:value="2.1" calcext:value-type="float">
            <text:p>2.1</text:p>
          </table:table-cell>
          <table:table-cell table:formula="of:=[.$P$25]*[.$O5]/[.$O$25]" office:value-type="float" office:value="0.0863451776649746" calcext:value-type="float">
            <text:p>0.086345177664975</text:p>
          </table:table-cell>
          <table:table-cell table:formula="of:=[.Q$25]*[.$O5]/[.$O$25]" office:value-type="float" office:value="0.0863451776649746" calcext:value-type="float">
            <text:p>0.086345177664975</text:p>
          </table:table-cell>
          <table:table-cell table:formula="of:=[.$O5]/[.$O$25]*[.T5]" office:value-type="float" office:value="0.000863451776649746" calcext:value-type="float">
            <text:p>0.00086345177665</text:p>
          </table:table-cell>
          <table:table-cell/>
          <table:table-cell table:formula="of:=0.1*[.T4]"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formula="of:=0.01*[.V4]" office:value-type="float" office:value="0.0001" calcext:value-type="float">
            <text:p>0.00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tilization</text:p>
          </table:table-cell>
          <table:table-cell table:formula="of:=[.M1]*[.$O$24]/[.$O$25]" office:value-type="float" office:value="0.954314720812183" calcext:value-type="float">
            <text:p>0.954314720812183</text:p>
          </table:table-cell>
          <table:table-cell table:formula="of:=[.N1]*[.$O$24]/[.$O$25]" office:value-type="float" office:value="0.954314720812183" calcext:value-type="float">
            <text:p>0.954314720812183</text:p>
          </table:table-cell>
          <table:table-cell table:formula="of:=[.O1]*[.$O$24]/[.$O$25]" office:value-type="float" office:value="0.0954314720812183" calcext:value-type="float">
            <text:p>0.095431472081218</text:p>
          </table:table-cell>
          <table:table-cell table:number-columns-repeated="2"/>
          <table:table-cell table:formula="of:=[.L5]+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M6]+[.N$1]*[.N5]" office:value-type="float" office:value="3" calcext:value-type="float">
            <text:p>3</text:p>
          </table:table-cell>
          <table:table-cell table:formula="of:=[.N6]+[.O$1]*[.O5]" office:value-type="float" office:value="3.21" calcext:value-type="float">
            <text:p>3.21</text:p>
          </table:table-cell>
          <table:table-cell table:formula="of:=[.$P$25]*[.$O6]/[.$O$25]" office:value-type="float" office:value="0.131984771573604" calcext:value-type="float">
            <text:p>0.131984771573604</text:p>
          </table:table-cell>
          <table:table-cell table:formula="of:=[.Q$25]*[.$O6]/[.$O$25]" office:value-type="float" office:value="0.131984771573604" calcext:value-type="float">
            <text:p>0.131984771573604</text:p>
          </table:table-cell>
          <table:table-cell table:formula="of:=[.$O6]/[.$O$25]*[.T6]" office:value-type="float" office:value="0.000131984771573604" calcext:value-type="float">
            <text:p>0.000131984771574</text:p>
          </table:table-cell>
          <table:table-cell/>
          <table:table-cell table:formula="of:=0.1*[.T5]"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table:formula="of:=0.01*[.V5]" office:value-type="float" office:value="0.000001" calcext:value-type="float">
            <text:p>1E-0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hroughput</text:p>
          </table:table-cell>
          <table:table-cell table:formula="of:=[.G3]*[.M1]*[.$O$24]/[.$O$25]" office:value-type="float" office:value="0.00954314720812183" calcext:value-type="float">
            <text:p>0.009543147208122</text:p>
          </table:table-cell>
          <table:table-cell table:formula="of:=[.H3]*[.N1]*[.$O$24]/[.$O$25]" office:value-type="float" office:value="0.00954314720812183" calcext:value-type="float">
            <text:p>0.009543147208122</text:p>
          </table:table-cell>
          <table:table-cell table:formula="of:=[.I3]*[.O1]*[.$O$24]/[.$O$25]" office:value-type="float" office:value="0.000954314720812183" calcext:value-type="float">
            <text:p>0.000954314720812</text:p>
          </table:table-cell>
          <table:table-cell table:number-columns-repeated="2"/>
          <table:table-cell table:formula="of:=[.L6]+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M7]+[.N$1]*[.N6]" office:value-type="float" office:value="4" calcext:value-type="float">
            <text:p>4</text:p>
          </table:table-cell>
          <table:table-cell table:formula="of:=[.N7]+[.O$1]*[.O6]" office:value-type="float" office:value="4.321" calcext:value-type="float">
            <text:p>4.321</text:p>
          </table:table-cell>
          <table:table-cell table:formula="of:=[.$P$25]*[.$O7]/[.$O$25]" office:value-type="float" office:value="0.177665482233503" calcext:value-type="float">
            <text:p>0.177665482233503</text:p>
          </table:table-cell>
          <table:table-cell table:formula="of:=[.Q$25]*[.$O7]/[.$O$25]" office:value-type="float" office:value="0.177665482233503" calcext:value-type="float">
            <text:p>0.177665482233503</text:p>
          </table:table-cell>
          <table:table-cell table:formula="of:=[.$O7]/[.$O$25]*[.T7]" office:value-type="float" office:value="0.0000177665482233503" calcext:value-type="float">
            <text:p>1.77665482233503E-05</text:p>
          </table:table-cell>
          <table:table-cell/>
          <table:table-cell table:formula="of:=0.1*[.T6]" office:value-type="float" office:value="0.0001" calcext:value-type="float">
            <text:p>0.0001</text:p>
          </table:table-cell>
          <table:table-cell office:value-type="float" office:value="1" calcext:value-type="float">
            <text:p>1</text:p>
          </table:table-cell>
          <table:table-cell table:formula="of:=0.01*[.V6]" office:value-type="float" office:value="0.00000001" calcext:value-type="float">
            <text:p>1E-08</text:p>
          </table:table-cell>
        </table:table-row>
        <table:table-row table:style-name="ro1">
          <table:table-cell table:number-columns-repeated="11"/>
          <table:table-cell table:formula="of:=[.L7]+1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M8]+[.N$1]*[.N7]" office:value-type="float" office:value="5" calcext:value-type="float">
            <text:p>5</text:p>
          </table:table-cell>
          <table:table-cell table:formula="of:=[.N8]+[.O$1]*[.O7]" office:value-type="float" office:value="5.4321" calcext:value-type="float">
            <text:p>5.4321</text:p>
          </table:table-cell>
          <table:table-cell table:formula="of:=[.$P$25]*[.$O8]/[.$O$25]" office:value-type="float" office:value="0.223350304568528" calcext:value-type="float">
            <text:p>0.223350304568528</text:p>
          </table:table-cell>
          <table:table-cell table:formula="of:=[.Q$25]*[.$O8]/[.$O$25]" office:value-type="float" office:value="0.223350304568528" calcext:value-type="float">
            <text:p>0.223350304568528</text:p>
          </table:table-cell>
          <table:table-cell table:formula="of:=[.$O8]/[.$O$25]*[.T8]" office:value-type="float" office:value="0.00000223350304568528" calcext:value-type="float">
            <text:p>2.23350304568528E-06</text:p>
          </table:table-cell>
          <table:table-cell/>
          <table:table-cell table:formula="of:=0.1*[.T7]" office:value-type="float" office:value="0.00001" calcext:value-type="float">
            <text:p>1E-05</text:p>
          </table:table-cell>
          <table:table-cell office:value-type="float" office:value="1" calcext:value-type="float">
            <text:p>1</text:p>
          </table:table-cell>
          <table:table-cell table:formula="of:=0.01*[.V7]" office:value-type="float" office:value="0.0000000001" calcext:value-type="float">
            <text:p>1E-1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[Ni]</text:p>
          </table:table-cell>
          <table:table-cell table:formula="of:=SUM([.P4:.P25])" office:value-type="float" office:value="11.4472645234067" calcext:value-type="float">
            <text:p>11.4472645234067</text:p>
          </table:table-cell>
          <table:table-cell table:formula="of:=SUM([.Q4:.Q25])" office:value-type="float" office:value="11.4472645234067" calcext:value-type="float">
            <text:p>11.4472645234067</text:p>
          </table:table-cell>
          <table:table-cell table:formula="of:=SUM([.R4:.R25])" office:value-type="float" office:value="0.00512741629492899" calcext:value-type="float">
            <text:p>0.005127416294929</text:p>
          </table:table-cell>
          <table:table-cell table:number-columns-repeated="2"/>
          <table:table-cell table:formula="of:=[.L8]+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M9]+[.N$1]*[.N8]" office:value-type="float" office:value="6" calcext:value-type="float">
            <text:p>6</text:p>
          </table:table-cell>
          <table:table-cell table:formula="of:=[.N9]+[.O$1]*[.O8]" office:value-type="float" office:value="6.54321" calcext:value-type="float">
            <text:p>6.54321</text:p>
          </table:table-cell>
          <table:table-cell table:formula="of:=[.$P$25]*[.$O9]/[.$O$25]" office:value-type="float" office:value="0.269035538071066" calcext:value-type="float">
            <text:p>0.269035538071066</text:p>
          </table:table-cell>
          <table:table-cell table:formula="of:=[.Q$25]*[.$O9]/[.$O$25]" office:value-type="float" office:value="0.269035538071066" calcext:value-type="float">
            <text:p>0.269035538071066</text:p>
          </table:table-cell>
          <table:table-cell table:formula="of:=[.$O9]/[.$O$25]*[.T9]" office:value-type="float" office:value="0.000000269035538071066" calcext:value-type="float">
            <text:p>2.69035538071066E-07</text:p>
          </table:table-cell>
          <table:table-cell/>
          <table:table-cell table:formula="of:=0.1*[.T8]" office:value-type="float" office:value="0.000001" calcext:value-type="float">
            <text:p>1E-06</text:p>
          </table:table-cell>
          <table:table-cell office:value-type="float" office:value="1" calcext:value-type="float">
            <text:p>1</text:p>
          </table:table-cell>
          <table:table-cell table:formula="of:=0.01*[.V8]" office:value-type="float" office:value="0.000000000001" calcext:value-type="float">
            <text:p>1E-1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esponseTime</text:p>
          </table:table-cell>
          <table:table-cell table:formula="of:=[.G9]/[.G7]" office:value-type="float" office:value="1199.52718676123" calcext:value-type="float">
            <text:p>1199.52718676123</text:p>
          </table:table-cell>
          <table:table-cell table:formula="of:=[.H9]/[.H7]" office:value-type="float" office:value="1199.52718676123" calcext:value-type="float">
            <text:p>1199.52718676123</text:p>
          </table:table-cell>
          <table:table-cell table:formula="of:=[.I9]/[.I7]" office:value-type="float" office:value="5.37287771330325" calcext:value-type="float">
            <text:p>5.37287771330325</text:p>
          </table:table-cell>
          <table:table-cell table:number-columns-repeated="2"/>
          <table:table-cell table:formula="of:=[.L9]+1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M10]+[.N$1]*[.N9]" office:value-type="float" office:value="7" calcext:value-type="float">
            <text:p>7</text:p>
          </table:table-cell>
          <table:table-cell table:formula="of:=[.N10]+[.O$1]*[.O9]" office:value-type="float" office:value="7.654321" calcext:value-type="float">
            <text:p>7.654321</text:p>
          </table:table-cell>
          <table:table-cell table:formula="of:=[.$P$25]*[.$O10]/[.$O$25]" office:value-type="float" office:value="0.314720812690355" calcext:value-type="float">
            <text:p>0.314720812690355</text:p>
          </table:table-cell>
          <table:table-cell table:formula="of:=[.Q$25]*[.$O10]/[.$O$25]" office:value-type="float" office:value="0.314720812690355" calcext:value-type="float">
            <text:p>0.314720812690355</text:p>
          </table:table-cell>
          <table:table-cell table:formula="of:=[.$O10]/[.$O$25]*[.T10]" office:value-type="float" office:value="0.0000000314720812690356" calcext:value-type="float">
            <text:p>3.14720812690356E-08</text:p>
          </table:table-cell>
          <table:table-cell/>
          <table:table-cell table:formula="of:=0.1*[.T9]" office:value-type="float" office:value="0.0000001" calcext:value-type="float">
            <text:p>1E-07</text:p>
          </table:table-cell>
          <table:table-cell office:value-type="float" office:value="1" calcext:value-type="float">
            <text:p>1</text:p>
          </table:table-cell>
          <table:table-cell table:formula="of:=0.01*[.V9]" office:value-type="float" office:value="0.00000000000001" calcext:value-type="float">
            <text:p>1E-14</text:p>
          </table:table-cell>
        </table:table-row>
        <table:table-row table:style-name="ro1">
          <table:table-cell table:number-columns-repeated="11"/>
          <table:table-cell table:formula="of:=[.L10]+1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M11]+[.N$1]*[.N10]" office:value-type="float" office:value="8" calcext:value-type="float">
            <text:p>8</text:p>
          </table:table-cell>
          <table:table-cell table:formula="of:=[.N11]+[.O$1]*[.O10]" office:value-type="float" office:value="8.7654321" calcext:value-type="float">
            <text:p>8.7654321</text:p>
          </table:table-cell>
          <table:table-cell table:formula="of:=[.$P$25]*[.$O11]/[.$O$25]" office:value-type="float" office:value="0.36040609142132" calcext:value-type="float">
            <text:p>0.36040609142132</text:p>
          </table:table-cell>
          <table:table-cell table:formula="of:=[.Q$25]*[.$O11]/[.$O$25]" office:value-type="float" office:value="0.36040609142132" calcext:value-type="float">
            <text:p>0.36040609142132</text:p>
          </table:table-cell>
          <table:table-cell table:formula="of:=[.$O11]/[.$O$25]*[.T11]" office:value-type="float" office:value="0.0000000036040609142132" calcext:value-type="float">
            <text:p>3.6040609142132E-09</text:p>
          </table:table-cell>
          <table:table-cell/>
          <table:table-cell table:formula="of:=0.1*[.T10]" office:value-type="float" office:value="0.00000001" calcext:value-type="float">
            <text:p>1E-08</text:p>
          </table:table-cell>
          <table:table-cell office:value-type="float" office:value="1" calcext:value-type="float">
            <text:p>1</text:p>
          </table:table-cell>
          <table:table-cell table:formula="of:=0.01*[.V10]" office:value-type="float" office:value="1E-016" calcext:value-type="float">
            <text:p>1E-16</text:p>
          </table:table-cell>
        </table:table-row>
        <table:table-row table:style-name="ro1">
          <table:table-cell table:number-columns-repeated="11"/>
          <table:table-cell table:formula="of:=[.L11]+1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M12]+[.N$1]*[.N11]" office:value-type="float" office:value="9" calcext:value-type="float">
            <text:p>9</text:p>
          </table:table-cell>
          <table:table-cell table:formula="of:=[.N12]+[.O$1]*[.O11]" office:value-type="float" office:value="9.87654321" calcext:value-type="float">
            <text:p>9.87654321</text:p>
          </table:table-cell>
          <table:table-cell table:formula="of:=[.$P$25]*[.$O12]/[.$O$25]" office:value-type="float" office:value="0.406091370563452" calcext:value-type="float">
            <text:p>0.406091370563452</text:p>
          </table:table-cell>
          <table:table-cell table:formula="of:=[.Q$25]*[.$O12]/[.$O$25]" office:value-type="float" office:value="0.406091370563452" calcext:value-type="float">
            <text:p>0.406091370563452</text:p>
          </table:table-cell>
          <table:table-cell table:formula="of:=[.$O12]/[.$O$25]*[.T12]" office:value-type="float" office:value="0.000000000406091370563452" calcext:value-type="float">
            <text:p>4.06091370563452E-10</text:p>
          </table:table-cell>
          <table:table-cell/>
          <table:table-cell table:formula="of:=0.1*[.T11]" office:value-type="float" office:value="0.000000001" calcext:value-type="float">
            <text:p>1E-09</text:p>
          </table:table-cell>
          <table:table-cell office:value-type="float" office:value="1" calcext:value-type="float">
            <text:p>1</text:p>
          </table:table-cell>
          <table:table-cell table:formula="of:=0.01*[.V11]" office:value-type="float" office:value="1E-018" calcext:value-type="float">
            <text:p>1E-18</text:p>
          </table:table-cell>
        </table:table-row>
        <table:table-row table:style-name="ro1">
          <table:table-cell table:number-columns-repeated="11"/>
          <table:table-cell table:formula="of:=[.L12]+1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M13]+[.N$1]*[.N12]" office:value-type="float" office:value="10" calcext:value-type="float">
            <text:p>10</text:p>
          </table:table-cell>
          <table:table-cell table:formula="of:=[.N13]+[.O$1]*[.O12]" office:value-type="float" office:value="10.987654321" calcext:value-type="float">
            <text:p>10.987654321</text:p>
          </table:table-cell>
          <table:table-cell table:formula="of:=[.$P$25]*[.$O13]/[.$O$25]" office:value-type="float" office:value="0.451776649746701" calcext:value-type="float">
            <text:p>0.451776649746701</text:p>
          </table:table-cell>
          <table:table-cell table:formula="of:=[.Q$25]*[.$O13]/[.$O$25]" office:value-type="float" office:value="0.451776649746701" calcext:value-type="float">
            <text:p>0.451776649746701</text:p>
          </table:table-cell>
          <table:table-cell table:formula="of:=[.$O13]/[.$O$25]*[.T13]" office:value-type="float" office:value="0.0000000000451776649746701" calcext:value-type="float">
            <text:p>4.51776649746701E-11</text:p>
          </table:table-cell>
          <table:table-cell/>
          <table:table-cell table:formula="of:=0.1*[.T12]" office:value-type="float" office:value="0.0000000001" calcext:value-type="float">
            <text:p>1E-10</text:p>
          </table:table-cell>
          <table:table-cell office:value-type="float" office:value="1" calcext:value-type="float">
            <text:p>1</text:p>
          </table:table-cell>
          <table:table-cell table:formula="of:=0.01*[.V12]" office:value-type="float" office:value="1E-020" calcext:value-type="float">
            <text:p>1E-20</text:p>
          </table:table-cell>
        </table:table-row>
        <table:table-row table:style-name="ro1">
          <table:table-cell table:number-columns-repeated="11"/>
          <table:table-cell table:formula="of:=[.L13]+1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M14]+[.N$1]*[.N13]" office:value-type="float" office:value="11" calcext:value-type="float">
            <text:p>11</text:p>
          </table:table-cell>
          <table:table-cell table:formula="of:=[.N14]+[.O$1]*[.O13]" office:value-type="float" office:value="12.0987654321" calcext:value-type="float">
            <text:p>12.0987654321</text:p>
          </table:table-cell>
          <table:table-cell table:formula="of:=[.$P$25]*[.$O14]/[.$O$25]" office:value-type="float" office:value="0.497461928934061" calcext:value-type="float">
            <text:p>0.497461928934061</text:p>
          </table:table-cell>
          <table:table-cell table:formula="of:=[.Q$25]*[.$O14]/[.$O$25]" office:value-type="float" office:value="0.497461928934061" calcext:value-type="float">
            <text:p>0.497461928934061</text:p>
          </table:table-cell>
          <table:table-cell table:formula="of:=[.$O14]/[.$O$25]*[.T14]" office:value-type="float" office:value="0.00000000000497461928934061" calcext:value-type="float">
            <text:p>4.97461928934061E-12</text:p>
          </table:table-cell>
          <table:table-cell/>
          <table:table-cell table:formula="of:=0.1*[.T13]" office:value-type="float" office:value="0.00000000001" calcext:value-type="float">
            <text:p>1E-11</text:p>
          </table:table-cell>
          <table:table-cell office:value-type="float" office:value="1" calcext:value-type="float">
            <text:p>1</text:p>
          </table:table-cell>
          <table:table-cell table:formula="of:=0.01*[.V13]" office:value-type="float" office:value="1E-022" calcext:value-type="float">
            <text:p>1E-22</text:p>
          </table:table-cell>
        </table:table-row>
        <table:table-row table:style-name="ro1">
          <table:table-cell table:number-columns-repeated="11"/>
          <table:table-cell table:formula="of:=[.L14]+1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M15]+[.N$1]*[.N14]" office:value-type="float" office:value="12" calcext:value-type="float">
            <text:p>12</text:p>
          </table:table-cell>
          <table:table-cell table:formula="of:=[.N15]+[.O$1]*[.O14]" office:value-type="float" office:value="13.20987654321" calcext:value-type="float">
            <text:p>13.20987654321</text:p>
          </table:table-cell>
          <table:table-cell table:formula="of:=[.$P$25]*[.$O15]/[.$O$25]" office:value-type="float" office:value="0.543147208121833" calcext:value-type="float">
            <text:p>0.543147208121833</text:p>
          </table:table-cell>
          <table:table-cell table:formula="of:=[.Q$25]*[.$O15]/[.$O$25]" office:value-type="float" office:value="0.543147208121833" calcext:value-type="float">
            <text:p>0.543147208121833</text:p>
          </table:table-cell>
          <table:table-cell table:formula="of:=[.$O15]/[.$O$25]*[.T15]" office:value-type="float" office:value="0.000000000000543147208121833" calcext:value-type="float">
            <text:p>5.43147208121833E-13</text:p>
          </table:table-cell>
          <table:table-cell/>
          <table:table-cell table:formula="of:=0.1*[.T14]" office:value-type="float" office:value="0.000000000001" calcext:value-type="float">
            <text:p>1E-12</text:p>
          </table:table-cell>
          <table:table-cell office:value-type="float" office:value="1" calcext:value-type="float">
            <text:p>1</text:p>
          </table:table-cell>
          <table:table-cell table:formula="of:=0.01*[.V14]" office:value-type="float" office:value="1E-024" calcext:value-type="float">
            <text:p>1E-24</text:p>
          </table:table-cell>
        </table:table-row>
        <table:table-row table:style-name="ro1">
          <table:table-cell table:number-columns-repeated="11"/>
          <table:table-cell table:formula="of:=[.L15]+1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M16]+[.N$1]*[.N15]" office:value-type="float" office:value="13" calcext:value-type="float">
            <text:p>13</text:p>
          </table:table-cell>
          <table:table-cell table:formula="of:=[.N16]+[.O$1]*[.O15]" office:value-type="float" office:value="14.320987654321" calcext:value-type="float">
            <text:p>14.320987654321</text:p>
          </table:table-cell>
          <table:table-cell table:formula="of:=[.$P$25]*[.$O16]/[.$O$25]" office:value-type="float" office:value="0.588832487309645" calcext:value-type="float">
            <text:p>0.588832487309645</text:p>
          </table:table-cell>
          <table:table-cell table:formula="of:=[.Q$25]*[.$O16]/[.$O$25]" office:value-type="float" office:value="0.588832487309645" calcext:value-type="float">
            <text:p>0.588832487309645</text:p>
          </table:table-cell>
          <table:table-cell table:formula="of:=[.$O16]/[.$O$25]*[.T16]" office:value-type="float" office:value="0.0000000000000588832487309646" calcext:value-type="float">
            <text:p>5.88832487309646E-14</text:p>
          </table:table-cell>
          <table:table-cell/>
          <table:table-cell table:formula="of:=0.1*[.T15]" office:value-type="float" office:value="0.0000000000001" calcext:value-type="float">
            <text:p>1E-13</text:p>
          </table:table-cell>
          <table:table-cell office:value-type="float" office:value="1" calcext:value-type="float">
            <text:p>1</text:p>
          </table:table-cell>
          <table:table-cell table:formula="of:=0.01*[.V15]" office:value-type="float" office:value="1E-026" calcext:value-type="float">
            <text:p>1E-26</text:p>
          </table:table-cell>
        </table:table-row>
        <table:table-row table:style-name="ro1">
          <table:table-cell table:number-columns-repeated="11"/>
          <table:table-cell table:formula="of:=[.L16]+1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M17]+[.N$1]*[.N16]" office:value-type="float" office:value="14" calcext:value-type="float">
            <text:p>14</text:p>
          </table:table-cell>
          <table:table-cell table:formula="of:=[.N17]+[.O$1]*[.O16]" office:value-type="float" office:value="15.4320987654321" calcext:value-type="float">
            <text:p>15.4320987654321</text:p>
          </table:table-cell>
          <table:table-cell table:formula="of:=[.$P$25]*[.$O17]/[.$O$25]" office:value-type="float" office:value="0.634517766497462" calcext:value-type="float">
            <text:p>0.634517766497462</text:p>
          </table:table-cell>
          <table:table-cell table:formula="of:=[.Q$25]*[.$O17]/[.$O$25]" office:value-type="float" office:value="0.634517766497462" calcext:value-type="float">
            <text:p>0.634517766497462</text:p>
          </table:table-cell>
          <table:table-cell table:formula="of:=[.$O17]/[.$O$25]*[.T17]" office:value-type="float" office:value="6.34517766497462E-015" calcext:value-type="float">
            <text:p>6.34517766497462E-15</text:p>
          </table:table-cell>
          <table:table-cell/>
          <table:table-cell table:formula="of:=0.1*[.T16]" office:value-type="float" office:value="0.00000000000001" calcext:value-type="float">
            <text:p>1E-14</text:p>
          </table:table-cell>
          <table:table-cell office:value-type="float" office:value="1" calcext:value-type="float">
            <text:p>1</text:p>
          </table:table-cell>
          <table:table-cell table:formula="of:=0.01*[.V16]" office:value-type="float" office:value="1E-028" calcext:value-type="float">
            <text:p>1E-28</text:p>
          </table:table-cell>
        </table:table-row>
        <table:table-row table:style-name="ro1">
          <table:table-cell table:number-columns-repeated="11"/>
          <table:table-cell table:formula="of:=[.L17]+1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M18]+[.N$1]*[.N17]" office:value-type="float" office:value="15" calcext:value-type="float">
            <text:p>15</text:p>
          </table:table-cell>
          <table:table-cell table:formula="of:=[.N18]+[.O$1]*[.O17]" office:value-type="float" office:value="16.5432098765432" calcext:value-type="float">
            <text:p>16.5432098765432</text:p>
          </table:table-cell>
          <table:table-cell table:formula="of:=[.$P$25]*[.$O18]/[.$O$25]" office:value-type="float" office:value="0.680203045685279" calcext:value-type="float">
            <text:p>0.680203045685279</text:p>
          </table:table-cell>
          <table:table-cell table:formula="of:=[.Q$25]*[.$O18]/[.$O$25]" office:value-type="float" office:value="0.680203045685279" calcext:value-type="float">
            <text:p>0.680203045685279</text:p>
          </table:table-cell>
          <table:table-cell table:formula="of:=[.$O18]/[.$O$25]*[.T18]" office:value-type="float" office:value="6.8020304568528E-016" calcext:value-type="float">
            <text:p>6.8020304568528E-16</text:p>
          </table:table-cell>
          <table:table-cell/>
          <table:table-cell table:formula="of:=0.1*[.T17]" office:value-type="float" office:value="1E-015" calcext:value-type="float">
            <text:p>1E-15</text:p>
          </table:table-cell>
          <table:table-cell office:value-type="float" office:value="1" calcext:value-type="float">
            <text:p>1</text:p>
          </table:table-cell>
          <table:table-cell table:formula="of:=0.01*[.V17]" office:value-type="float" office:value="1E-030" calcext:value-type="float">
            <text:p>1E-30</text:p>
          </table:table-cell>
        </table:table-row>
        <table:table-row table:style-name="ro1">
          <table:table-cell table:number-columns-repeated="11"/>
          <table:table-cell table:formula="of:=[.L18]+1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M19]+[.N$1]*[.N18]" office:value-type="float" office:value="16" calcext:value-type="float">
            <text:p>16</text:p>
          </table:table-cell>
          <table:table-cell table:formula="of:=[.N19]+[.O$1]*[.O18]" office:value-type="float" office:value="17.6543209876543" calcext:value-type="float">
            <text:p>17.6543209876543</text:p>
          </table:table-cell>
          <table:table-cell table:formula="of:=[.$P$25]*[.$O19]/[.$O$25]" office:value-type="float" office:value="0.725888324873096" calcext:value-type="float">
            <text:p>0.725888324873096</text:p>
          </table:table-cell>
          <table:table-cell table:formula="of:=[.Q$25]*[.$O19]/[.$O$25]" office:value-type="float" office:value="0.725888324873096" calcext:value-type="float">
            <text:p>0.725888324873096</text:p>
          </table:table-cell>
          <table:table-cell table:formula="of:=[.$O19]/[.$O$25]*[.T19]" office:value-type="float" office:value="7.25888324873097E-017" calcext:value-type="float">
            <text:p>7.25888324873097E-17</text:p>
          </table:table-cell>
          <table:table-cell/>
          <table:table-cell table:formula="of:=0.1*[.T18]" office:value-type="float" office:value="1E-016" calcext:value-type="float">
            <text:p>1E-16</text:p>
          </table:table-cell>
          <table:table-cell office:value-type="float" office:value="1" calcext:value-type="float">
            <text:p>1</text:p>
          </table:table-cell>
          <table:table-cell table:formula="of:=0.01*[.V18]" office:value-type="float" office:value="1E-032" calcext:value-type="float">
            <text:p>1E-32</text:p>
          </table:table-cell>
        </table:table-row>
        <table:table-row table:style-name="ro1">
          <table:table-cell table:number-columns-repeated="11"/>
          <table:table-cell table:formula="of:=[.L19]+1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M20]+[.N$1]*[.N19]" office:value-type="float" office:value="17" calcext:value-type="float">
            <text:p>17</text:p>
          </table:table-cell>
          <table:table-cell table:formula="of:=[.N20]+[.O$1]*[.O19]" office:value-type="float" office:value="18.7654320987654" calcext:value-type="float">
            <text:p>18.7654320987654</text:p>
          </table:table-cell>
          <table:table-cell table:formula="of:=[.$P$25]*[.$O20]/[.$O$25]" office:value-type="float" office:value="0.771573604060914" calcext:value-type="float">
            <text:p>0.771573604060914</text:p>
          </table:table-cell>
          <table:table-cell table:formula="of:=[.Q$25]*[.$O20]/[.$O$25]" office:value-type="float" office:value="0.771573604060914" calcext:value-type="float">
            <text:p>0.771573604060914</text:p>
          </table:table-cell>
          <table:table-cell table:formula="of:=[.$O20]/[.$O$25]*[.T20]" office:value-type="float" office:value="7.71573604060914E-018" calcext:value-type="float">
            <text:p>7.71573604060914E-18</text:p>
          </table:table-cell>
          <table:table-cell/>
          <table:table-cell table:formula="of:=0.1*[.T19]" office:value-type="float" office:value="1E-017" calcext:value-type="float">
            <text:p>1E-17</text:p>
          </table:table-cell>
          <table:table-cell office:value-type="float" office:value="1" calcext:value-type="float">
            <text:p>1</text:p>
          </table:table-cell>
          <table:table-cell table:formula="of:=0.01*[.V19]" office:value-type="float" office:value="1E-034" calcext:value-type="float">
            <text:p>1E-34</text:p>
          </table:table-cell>
        </table:table-row>
        <table:table-row table:style-name="ro1">
          <table:table-cell table:number-columns-repeated="11"/>
          <table:table-cell table:formula="of:=[.L20]+1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M21]+[.N$1]*[.N20]" office:value-type="float" office:value="18" calcext:value-type="float">
            <text:p>18</text:p>
          </table:table-cell>
          <table:table-cell table:formula="of:=[.N21]+[.O$1]*[.O20]" office:value-type="float" office:value="19.8765432098765" calcext:value-type="float">
            <text:p>19.8765432098765</text:p>
          </table:table-cell>
          <table:table-cell table:formula="of:=[.$P$25]*[.$O21]/[.$O$25]" office:value-type="float" office:value="0.817258883248731" calcext:value-type="float">
            <text:p>0.817258883248731</text:p>
          </table:table-cell>
          <table:table-cell table:formula="of:=[.Q$25]*[.$O21]/[.$O$25]" office:value-type="float" office:value="0.817258883248731" calcext:value-type="float">
            <text:p>0.817258883248731</text:p>
          </table:table-cell>
          <table:table-cell table:formula="of:=[.$O21]/[.$O$25]*[.T21]" office:value-type="float" office:value="8.17258883248732E-019" calcext:value-type="float">
            <text:p>8.17258883248732E-19</text:p>
          </table:table-cell>
          <table:table-cell/>
          <table:table-cell table:formula="of:=0.1*[.T20]" office:value-type="float" office:value="1E-018" calcext:value-type="float">
            <text:p>1E-18</text:p>
          </table:table-cell>
          <table:table-cell office:value-type="float" office:value="1" calcext:value-type="float">
            <text:p>1</text:p>
          </table:table-cell>
          <table:table-cell table:formula="of:=0.01*[.V20]" office:value-type="float" office:value="1E-036" calcext:value-type="float">
            <text:p>1E-36</text:p>
          </table:table-cell>
        </table:table-row>
        <table:table-row table:style-name="ro1">
          <table:table-cell table:number-columns-repeated="11"/>
          <table:table-cell table:formula="of:=[.L21]+1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M22]+[.N$1]*[.N21]" office:value-type="float" office:value="19" calcext:value-type="float">
            <text:p>19</text:p>
          </table:table-cell>
          <table:table-cell table:formula="of:=[.N22]+[.O$1]*[.O21]" office:value-type="float" office:value="20.9876543209877" calcext:value-type="float">
            <text:p>20.9876543209877</text:p>
          </table:table-cell>
          <table:table-cell table:formula="of:=[.$P$25]*[.$O22]/[.$O$25]" office:value-type="float" office:value="0.862944162436548" calcext:value-type="float">
            <text:p>0.862944162436548</text:p>
          </table:table-cell>
          <table:table-cell table:formula="of:=[.Q$25]*[.$O22]/[.$O$25]" office:value-type="float" office:value="0.862944162436548" calcext:value-type="float">
            <text:p>0.862944162436548</text:p>
          </table:table-cell>
          <table:table-cell table:formula="of:=[.$O22]/[.$O$25]*[.T22]" office:value-type="float" office:value="8.62944162436549E-020" calcext:value-type="float">
            <text:p>8.62944162436549E-20</text:p>
          </table:table-cell>
          <table:table-cell/>
          <table:table-cell table:formula="of:=0.1*[.T21]" office:value-type="float" office:value="1E-019" calcext:value-type="float">
            <text:p>1E-19</text:p>
          </table:table-cell>
          <table:table-cell office:value-type="float" office:value="1" calcext:value-type="float">
            <text:p>1</text:p>
          </table:table-cell>
          <table:table-cell table:formula="of:=0.01*[.V21]" office:value-type="float" office:value="1E-038" calcext:value-type="float">
            <text:p>1E-38</text:p>
          </table:table-cell>
        </table:table-row>
        <table:table-row table:style-name="ro1">
          <table:table-cell table:number-columns-repeated="11"/>
          <table:table-cell table:formula="of:=[.L22]+1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[.M23]+[.N$1]*[.N22]" office:value-type="float" office:value="20" calcext:value-type="float">
            <text:p>20</text:p>
          </table:table-cell>
          <table:table-cell table:formula="of:=[.N23]+[.O$1]*[.O22]" office:value-type="float" office:value="22.0987654320988" calcext:value-type="float">
            <text:p>22.0987654320988</text:p>
          </table:table-cell>
          <table:table-cell table:formula="of:=[.$P$25]*[.$O23]/[.$O$25]" office:value-type="float" office:value="0.908629441624366" calcext:value-type="float">
            <text:p>0.908629441624366</text:p>
          </table:table-cell>
          <table:table-cell table:formula="of:=[.Q$25]*[.$O23]/[.$O$25]" office:value-type="float" office:value="0.908629441624366" calcext:value-type="float">
            <text:p>0.908629441624366</text:p>
          </table:table-cell>
          <table:table-cell table:formula="of:=[.$O23]/[.$O$25]*[.T23]" office:value-type="float" office:value="9.08629441624367E-021" calcext:value-type="float">
            <text:p>9.08629441624367E-21</text:p>
          </table:table-cell>
          <table:table-cell/>
          <table:table-cell table:formula="of:=0.1*[.T22]" office:value-type="float" office:value="1E-020" calcext:value-type="float">
            <text:p>1E-20</text:p>
          </table:table-cell>
          <table:table-cell office:value-type="float" office:value="1" calcext:value-type="float">
            <text:p>1</text:p>
          </table:table-cell>
          <table:table-cell table:formula="of:=0.01*[.V22]" office:value-type="float" office:value="1E-040" calcext:value-type="float">
            <text:p>1E-40</text:p>
          </table:table-cell>
        </table:table-row>
        <table:table-row table:style-name="ro1">
          <table:table-cell table:number-columns-repeated="11"/>
          <table:table-cell table:formula="of:=[.L23]+1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M24]+[.N$1]*[.N23]" office:value-type="float" office:value="21" calcext:value-type="float">
            <text:p>21</text:p>
          </table:table-cell>
          <table:table-cell table:formula="of:=[.N24]+[.O$1]*[.O23]" office:value-type="float" office:value="23.2098765432099" calcext:value-type="float">
            <text:p>23.2098765432099</text:p>
          </table:table-cell>
          <table:table-cell table:formula="of:=[.$P$25]*[.$O24]/[.$O$25]" office:value-type="float" office:value="0.954314720812183" calcext:value-type="float">
            <text:p>0.954314720812183</text:p>
          </table:table-cell>
          <table:table-cell table:formula="of:=[.Q$25]*[.$O24]/[.$O$25]" office:value-type="float" office:value="0.954314720812183" calcext:value-type="float">
            <text:p>0.954314720812183</text:p>
          </table:table-cell>
          <table:table-cell table:formula="of:=[.$O24]/[.$O$25]*[.T24]" office:value-type="float" office:value="9.54314720812184E-022" calcext:value-type="float">
            <text:p>9.54314720812184E-22</text:p>
          </table:table-cell>
          <table:table-cell/>
          <table:table-cell table:formula="of:=0.1*[.T23]" office:value-type="float" office:value="1E-021" calcext:value-type="float">
            <text:p>1E-21</text:p>
          </table:table-cell>
          <table:table-cell office:value-type="float" office:value="1" calcext:value-type="float">
            <text:p>1</text:p>
          </table:table-cell>
          <table:table-cell table:formula="of:=0.01*[.V23]" office:value-type="float" office:value="1E-042" calcext:value-type="float">
            <text:p>1E-42</text:p>
          </table:table-cell>
        </table:table-row>
        <table:table-row table:style-name="ro1">
          <table:table-cell table:number-columns-repeated="11"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[.M25]+[.N$1]*[.N24]" office:value-type="float" office:value="22" calcext:value-type="float">
            <text:p>22</text:p>
          </table:table-cell>
          <table:table-cell table:formula="of:=[.N25]+[.O$1]*[.O24]" office:value-type="float" office:value="24.320987654321" calcext:value-type="float">
            <text:p>24.320987654321</text:p>
          </table:table-cell>
          <table:table-cell table:formula="of:=[.M2]" office:value-type="float" office:value="1" calcext:value-type="float">
            <text:p>1</text:p>
          </table:table-cell>
          <table:table-cell table:formula="of:=[.N1]" office:value-type="float" office:value="1" calcext:value-type="float">
            <text:p>1</text:p>
          </table:table-cell>
          <table:table-cell table:formula="of:=[.$O25]/[.$O$25]*[.T25]" office:value-type="float" office:value="1E-022" calcext:value-type="float">
            <text:p>1E-22</text:p>
          </table:table-cell>
          <table:table-cell/>
          <table:table-cell table:formula="of:=0.1*[.T24]" office:value-type="float" office:value="1E-022" calcext:value-type="float">
            <text:p>1E-22</text:p>
          </table:table-cell>
          <table:table-cell office:value-type="float" office:value="1" calcext:value-type="float">
            <text:p>1</text:p>
          </table:table-cell>
          <table:table-cell table:formula="of:=0.01*[.V24]" office:value-type="float" office:value="1E-044" calcext:value-type="float">
            <text:p>1E-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2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2T00:43:27.067936778</meta:creation-date>
    <dc:date>2020-06-12T02:14:50.075984725</dc:date>
    <meta:editing-duration>PT9M8S</meta:editing-duration>
    <meta:editing-cycles>3</meta:editing-cycles>
    <meta:generator>LibreOffice/6.4.3.2$Linux_X86_64 LibreOffice_project/40$Build-2</meta:generator>
    <meta:document-statistic meta:table-count="1" meta:cell-count="272" meta:object-count="0"/>
  </office:meta>
</office:document-meta>
</file>